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hyphenation-ladder-count="no-limit" fo:break-before="page"/>
      <style:text-properties fo:hyphenate="true" fo:hyphenation-remain-char-count="0" fo:hyphenation-push-char-count="0"/>
    </style:style>
    <style:style style:name="P2" style:family="paragraph" style:parent-style-name="Heading_20_1" style:master-page-name="MP0">
      <style:paragraph-properties style:page-number="auto" fo:break-before="page"/>
    </style:style>
    <style:style style:name="P3" style:family="paragraph" style:parent-style-name="List_20_Paragraph" style:list-style-name="L3"/>
    <style:style style:name="P4" style:family="paragraph" style:parent-style-name="List_20_Paragraph" style:list-style-name="L10"/>
    <style:style style:name="P5" style:family="paragraph" style:parent-style-name="List_20_Paragraph" style:list-style-name="L11"/>
    <style:style style:name="P6" style:family="paragraph" style:parent-style-name="No_20_Spacing" style:list-style-name="L1"/>
    <style:style style:name="P7" style:family="paragraph" style:parent-style-name="No_20_Spacing" style:list-style-name="L2"/>
    <style:style style:name="P8" style:family="paragraph" style:parent-style-name="No_20_Spacing" style:list-style-name="L4"/>
    <style:style style:name="P9" style:family="paragraph" style:parent-style-name="No_20_Spacing" style:list-style-name="L5"/>
    <style:style style:name="P10" style:family="paragraph" style:parent-style-name="No_20_Spacing" style:list-style-name="L6"/>
    <style:style style:name="P11" style:family="paragraph" style:parent-style-name="No_20_Spacing" style:list-style-name="L7"/>
    <style:style style:name="P12" style:family="paragraph" style:parent-style-name="No_20_Spacing" style:list-style-name="L8"/>
    <style:style style:name="P13" style:family="paragraph" style:parent-style-name="No_20_Spacing" style:list-style-name="L9"/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Game design document</text:h>
      <text:p text:style-name="Normal"/>
      <text:p text:style-name="Standard">Currently using font from: <text:a xlink:type="simple" xlink:href="http://zaccharydempseyplante.ca/" text:style-name="Internet_20_link" text:visited-style-name="Visited_20_Internet_20_Link">http://zaccharydempseyplante.ca/</text:a></text:p>
      <text:p text:style-name="Standard">Remember to give credit</text:p>
      <text:h text:style-name="Heading_20_2" text:outline-level="2"/>
      <text:h text:style-name="Heading_20_2" text:outline-level="2">Narrative patterns</text:h>
      <text:p text:style-name="No_20_Spacing">Narrative text</text:p>
      <text:list xml:id="list3645210889454417106" text:style-name="L1">
        <text:list-item>
          <text:p text:style-name="P6">NPC dialogue</text:p>
        </text:list-item>
        <text:list-item>
          <text:p text:style-name="P6">Environment interaction</text:p>
          <text:list>
            <text:list-item>
              <text:p text:style-name="P6">Inspect environment</text:p>
            </text:list-item>
            <text:list-item>
              <text:p text:style-name="P6">Pickup items</text:p>
            </text:list-item>
          </text:list>
        </text:list-item>
      </text:list>
      <text:p text:style-name="No_20_Spacing">Story</text:p>
      <text:list xml:id="list5730703087111306536" text:style-name="L2">
        <text:list-item>
          <text:p text:style-name="P7">Opening cutscene: Deal with the demon</text:p>
          <text:list>
            <text:list-item>
              <text:p text:style-name="P7">In-Medias-Res moment</text:p>
            </text:list-item>
          </text:list>
        </text:list-item>
        <text:list-item>
          <text:p text:style-name="P7">Starting area</text:p>
        </text:list-item>
      </text:list>
      <text:p text:style-name="No_20_Spacing"/>
      <text:p text:style-name="No_20_Spacing">Fabula:</text:p>
      <text:h text:style-name="Heading_20_2" text:outline-level="2">Story arc</text:h>
      <text:p text:style-name="Normal">3-arc act:</text:p>
      <text:list xml:id="list8327241379467513516" text:style-name="L3">
        <text:list-item>
          <text:p text:style-name="P3">Inciting moment</text:p>
          <text:list>
            <text:list-item>
              <text:p text:style-name="P3">Deal with the demon</text:p>
            </text:list-item>
            <text:list-item>
              <text:p text:style-name="P3">Finding the weakness of the demon</text:p>
              <text:list>
                <text:list-item>
                  <text:p text:style-name="P3">Knowing it removes its power</text:p>
                </text:list-item>
              </text:list>
            </text:list-item>
          </text:list>
        </text:list-item>
        <text:list-item>
          <text:p text:style-name="P3">Acquisition of means</text:p>
          <text:list>
            <text:list-item>
              <text:p text:style-name="P3">Learning about the demon. </text:p>
            </text:list-item>
            <text:list-item>
              <text:p text:style-name="P3">Finding out how to enter the other world.</text:p>
            </text:list-item>
          </text:list>
        </text:list-item>
        <text:list-item>
          <text:p text:style-name="P3">Climax</text:p>
          <text:list>
            <text:list-item>
              <text:p text:style-name="P3">Entering the other world.</text:p>
            </text:list-item>
            <text:list-item>
              <text:p text:style-name="P3">Confronting the demon.</text:p>
            </text:list-item>
            <text:list-item>
              <text:p text:style-name="P3">Return home.</text:p>
            </text:list-item>
          </text:list>
        </text:list-item>
      </text:list>
      <text:h text:style-name="Heading_20_2" text:outline-level="2"/>
      <text:p text:style-name="P1"/>
      <text:h text:style-name="Heading_20_2" text:outline-level="2">Narrative engine</text:h>
      <text:p text:style-name="No_20_Spacing">Storyworld</text:p>
      <text:list xml:id="list4148574237956353619" text:style-name="L4">
        <text:list-item>
          <text:p text:style-name="P8">Victorian, a bit steampunky world</text:p>
        </text:list-item>
        <text:list-item>
          <text:p text:style-name="P8">Shades of cosmic horror</text:p>
        </text:list-item>
      </text:list>
      <text:p text:style-name="No_20_Spacing">Emotion</text:p>
      <text:list xml:id="list8752525984930944878" text:style-name="L5">
        <text:list-item>
          <text:p text:style-name="P9">Panic, fear</text:p>
        </text:list-item>
        <text:list-item>
          <text:p text:style-name="P9">Realisation, knowledge-gathering, satisfaction</text:p>
        </text:list-item>
        <text:list-item>
          <text:p text:style-name="P9">Mystery</text:p>
        </text:list-item>
      </text:list>
      <text:p text:style-name="No_20_Spacing">Narrative interface</text:p>
      <text:list xml:id="list1113442214099730353" text:style-name="L6">
        <text:list-item>
          <text:p text:style-name="P10">Interaction with world and NPCs</text:p>
        </text:list-item>
        <text:list-item>
          <text:p text:style-name="P10">Journal of important information</text:p>
        </text:list-item>
        <text:list-item>
          <text:p text:style-name="P10">Light puzzle elements</text:p>
        </text:list-item>
        <text:list-item>
          <text:p text:style-name="P10">Dialog options</text:p>
        </text:list-item>
      </text:list>
      <text:p text:style-name="No_20_Spacing">Enacting stories</text:p>
      <text:list xml:id="list709108957847049335" text:style-name="L7">
        <text:list-item>
          <text:p text:style-name="P11">Town/village</text:p>
          <text:list>
            <text:list-item>
              <text:p text:style-name="P11">Gothic architecture</text:p>
            </text:list-item>
          </text:list>
        </text:list-item>
        <text:list-item>
          <text:p text:style-name="P11">Forest</text:p>
        </text:list-item>
        <text:list-item>
          <text:p text:style-name="P11">Dungeon/ruins/temple</text:p>
        </text:list-item>
        <text:list-item>
          <text:p text:style-name="P11">Demon world</text:p>
          <text:list>
            <text:list-item>
              <text:p text:style-name="P11">Each room is drastically different</text:p>
            </text:list-item>
            <text:list-item>
              <text:p text:style-name="P11">Use design as direct clues: Eg shaped rooms</text:p>
            </text:list-item>
          </text:list>
        </text:list-item>
      </text:list>
      <text:p text:style-name="No_20_Spacing">Games as poetic form</text:p>
      <text:list xml:id="list8374698654026215824" text:style-name="L8">
        <text:list-item>
          <text:p text:style-name="P12">Player has to solve the mystery, not the character</text:p>
        </text:list-item>
      </text:list>
      <text:p text:style-name="No_20_Spacing">Mechanics as metaphor</text:p>
      <text:list xml:id="list41363170" text:continue-numbering="true" text:style-name="L8">
        <text:list-item>
          <text:p text:style-name="P12">Talking + discovery as how you interact</text:p>
        </text:list-item>
        <text:list-item>
          <text:p text:style-name="P12">Talking + discovery is how rumplestiltskin is defeated</text:p>
        </text:list-item>
      </text:list>
      <text:p text:style-name="No_20_Spacing">Aesthetic journey</text:p>
      <text:list xml:id="list5672336301116156143" text:style-name="L9">
        <text:list-item>
          <text:p text:style-name="P13">Peace</text:p>
        </text:list-item>
        <text:list-item>
          <text:p text:style-name="P13">Discord</text:p>
        </text:list-item>
        <text:list-item>
          <text:p text:style-name="P13">Harmony</text:p>
        </text:list-item>
      </text:list>
      <text:p text:style-name="P1"/>
      <text:h text:style-name="Heading_20_2" text:outline-level="2">Characters</text:h>
      <text:p text:style-name="Normal"/>
      <text:p text:style-name="Normal">Protagonist</text:p>
      <text:list xml:id="list2147913855952729212" text:style-name="L10">
        <text:list-item>
          <text:p text:style-name="P4">Everyperson</text:p>
        </text:list-item>
      </text:list>
      <text:p text:style-name="Normal">Antagonist</text:p>
      <text:list xml:id="list2233284646225727519" text:style-name="L11">
        <text:list-item>
          <text:p text:style-name="P5">Force of nature</text:p>
          <text:list>
            <text:list-item>
              <text:p text:style-name="P5">Unknown</text:p>
            </text:list-item>
          </text:list>
        </text:list-item>
      </text:list>
      <text:p text:style-name="Normal">NPCs</text:p>
      <text:list xml:id="list41346112" text:continue-numbering="true" text:style-name="L11">
        <text:list-item>
          <text:p text:style-name="P5">People in the real world</text:p>
          <text:list>
            <text:list-item>
              <text:p text:style-name="P5">Don’t know much about the antagonist</text:p>
            </text:list-item>
            <text:list-item>
              <text:p text:style-name="P5">But they want to help</text:p>
            </text:list-item>
          </text:list>
        </text:list-item>
        <text:list-item>
          <text:p text:style-name="P5">Demons on the other world</text:p>
          <text:list>
            <text:list-item>
              <text:p text:style-name="P5">Know about the antagonist</text:p>
            </text:list-item>
            <text:list-item>
              <text:p text:style-name="P5">But they don’t want to help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GB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fo:keep-together="always" fo:hyphenation-ladder-count="no-limit" fo:keep-with-next="always"/>
      <style:text-properties fo:color="#2e74b5" style:font-name="Calibri Light" fo:font-size="16pt" style:font-name-asian="Times New Roman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fo:keep-together="always" fo:hyphenation-ladder-count="no-limit" fo:keep-with-next="always"/>
      <style:text-properties fo:color="#2e74b5" style:font-name="Calibri Light" fo:font-size="13pt" style:font-name-asian="Times New Roman" style:font-size-asian="13pt" style:font-size-complex="13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_20_Spacing" style:display-name="No Spacing" style:family="paragraph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e74b5" style:font-name="Calibri Light" fo:font-size="13pt" style:font-name-asian="Times New Roman" style:font-size-asian="13pt" style:font-name-complex="Times New Roman" style:font-size-complex="13pt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name-asian="Times New Roman" style:font-size-asian="16pt" style:font-name-complex="Times New Roman" style:font-size-complex="16pt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Symbol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dc:description/>
    <dc:subject/>
    <meta:initial-creator>Matthew Langford</meta:initial-creator>
    <dc:creator>Matthew Langford</dc:creator>
    <meta:creation-date>2017-03-16T13:37:00Z</meta:creation-date>
    <dc:date>2017-03-18T21:16:49.12</dc:date>
    <meta:editing-cycles>27</meta:editing-cycles>
    <meta:editing-duration>PT58M32S</meta:editing-duration>
    <meta:document-statistic meta:table-count="0" meta:image-count="0" meta:object-count="0" meta:page-count="3" meta:paragraph-count="70" meta:word-count="264" meta:character-count="1495"/>
    <meta:template xlink:type="simple" xlink:actuate="onRequest" xlink:title="" xlink:href="Normal.dotm"/>
  </office:meta>
</office:document-meta>
</file>